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0.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57cm" svg:height="0.648cm" svg:x="0.881cm" svg:y="7.28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1" xml:id="id5" draw:id="id5" draw:layer="layout" svg:width="1.397cm" svg:height="1.397cm" svg:x="3.80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57cm" svg:height="0.648cm" svg:x="4.183cm" svg:y="7.28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xml:id="id9" draw:id="id9" draw:layer="layout" svg:width="1.397cm" svg:height="1.397cm" svg:x="6.8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3cm" svg:height="0.648cm" svg:x="7.231cm" svg:y="7.2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1" xml:id="id2" draw:id="id2" draw:layer="layout" svg:width="1.524cm" svg:height="1.524cm" svg:x="1.854cm" svg:y="1.5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254cm" svg:height="0.254cm" svg:x="2.489cm" svg:y="2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1.524cm" svg:x="1.981cm" svg:y="11.6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0.254cm" svg:height="0.254cm" svg:x="2.616cm" svg:y="12.0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0.254cm" svg:height="0.254cm" svg:x="2.616cm" svg:y="12.7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3.048cm" svg:x="5.32cm" svg:y="11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54cm" svg:height="0.254cm" svg:x="5.955cm" svg:y="1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54cm" svg:height="0.254cm" svg:x="5.955cm" svg:y="13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54cm" svg:height="0.254cm" svg:x="5.955cm" svg:y="13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54cm" svg:height="0.254cm" svg:x="5.955cm" svg:y="14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.199cm" svg:y1="6.858cm" svg:x2="2.616cm" svg:y2="3.091cm" draw:start-shape="id1" draw:start-glue-point="4" draw:end-shape="id2" draw:end-glue-point="2" svg:d="M1199 6858l1417-3767" svg:viewBox="0 0 1418 3768">
          <text:p/>
        </draw:connector>
        <draw:custom-shape draw:style-name="gr3" draw:text-style-name="P1" xml:id="id7" draw:id="id7" draw:layer="layout" svg:width="1.524cm" svg:height="1.524cm" svg:x="5.354cm" svg:y="1.5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0.254cm" svg:height="0.254cm" svg:x="5.989cm" svg:y="2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.616cm" svg:y1="12.195cm" svg:x2="1.199cm" svg:y2="8.255cm" draw:start-shape="id3" draw:start-glue-point="3" draw:end-shape="id1" draw:end-glue-point="8" svg:d="M2616 12195l-1417-3940" svg:viewBox="0 0 1418 3941">
          <text:p/>
        </draw:connector>
        <draw:connector draw:style-name="gr5" draw:text-style-name="P2" draw:layer="layout" draw:type="line" svg:x1="2.87cm" svg:y1="12.83cm" svg:x2="4.501cm" svg:y2="8.255cm" draw:start-shape="id4" draw:start-glue-point="1" draw:end-shape="id5" draw:end-glue-point="8" svg:d="M2870 12830l1631-4575" svg:viewBox="0 0 1632 4576">
          <text:p/>
        </draw:connector>
        <draw:connector draw:style-name="gr5" draw:text-style-name="P2" draw:layer="layout" draw:type="line" svg:x1="2.743cm" svg:y1="2.329cm" svg:x2="4.501cm" svg:y2="6.858cm" draw:start-shape="id6" draw:start-glue-point="1" draw:end-shape="id5" draw:end-glue-point="4" svg:d="M2743 2329l1758 4529" svg:viewBox="0 0 1759 4530">
          <text:p/>
        </draw:connector>
        <draw:connector draw:style-name="gr5" draw:text-style-name="P2" draw:layer="layout" draw:type="line" svg:x1="4.501cm" svg:y1="6.858cm" svg:x2="6.116cm" svg:y2="3.091cm" draw:start-shape="id5" draw:start-glue-point="4" draw:end-shape="id7" draw:end-glue-point="2" svg:d="M4501 6858l1615-3767" svg:viewBox="0 0 1616 3768">
          <text:p/>
        </draw:connector>
        <draw:connector draw:style-name="gr5" draw:text-style-name="P2" draw:layer="layout" draw:type="line" svg:x1="6.116cm" svg:y1="2.456cm" svg:x2="7.549cm" svg:y2="6.858cm" draw:start-shape="id8" draw:start-glue-point="2" draw:end-shape="id9" draw:end-glue-point="4" svg:d="M6116 2456l1433 4402" svg:viewBox="0 0 1434 4403">
          <text:p/>
        </draw:connector>
        <draw:frame draw:style-name="gr2" draw:text-style-name="P1" draw:layer="layout" svg:width="0.746cm" svg:height="0.635cm" svg:x="1.98cm" svg:y="13.19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767cm" svg:height="0.635cm" svg:x="5.282cm" svg:y="14.9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746cm" svg:height="0.635cm" svg:x="1.853cm" svg:y="0.93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746cm" svg:height="0.635cm" svg:x="5.334cm" svg:y="0.93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8.89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22:48:42.209601000</meta:creation-date>
    <dc:date>2015-01-06T19:57:36.503220000</dc:date>
    <meta:editing-duration>PT11H57M52S</meta:editing-duration>
    <meta:editing-cycles>35</meta:editing-cycles>
    <meta:generator>LibreOffice/4.2.8.2$MacOSX_x86 LibreOffice_project/48d50dbfc06349262c9d50868e5c1f630a573ebd</meta:generator>
    <meta:document-statistic meta:object-count="28"/>
  </office:meta>
</office:document-meta>
</file>

<file path=Object 10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11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8/content.xml><?xml version="1.0" encoding="utf-8"?>
<math xmlns="http://www.w3.org/1998/Math/MathML" display="block">
  <semantics>
    <msub>
      <mi>R</mi>
      <mn>3</mn>
    </msub>
    <annotation encoding="StarMath 5.0">R_3</annotation>
  </semantics>
</math>
</file>

<file path=Object 9/content.xml><?xml version="1.0" encoding="utf-8"?>
<math xmlns="http://www.w3.org/1998/Math/MathML" display="block">
  <semantics>
    <msub>
      <mi>R</mi>
      <mn>4</mn>
    </msub>
    <annotation encoding="StarMath 5.0">R_4</annotation>
  </semantics>
</math>
</file>